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23.95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7.22mm"/>
    </style:style>
    <style:style style:name="co6" style:family="table-column">
      <style:table-column-properties fo:break-before="auto" style:column-width="24.24mm"/>
    </style:style>
    <style:style style:name="co7" style:family="table-column">
      <style:table-column-properties fo:break-before="auto" style:column-width="22.86mm"/>
    </style:style>
    <style:style style:name="co8" style:family="table-column">
      <style:table-column-properties fo:break-before="auto" style:column-width="29.4mm"/>
    </style:style>
    <style:style style:name="co9" style:family="table-column">
      <style:table-column-properties fo:break-before="auto" style:column-width="28.05mm"/>
    </style:style>
    <style:style style:name="co10" style:family="table-column">
      <style:table-column-properties fo:break-before="auto" style:column-width="25.3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5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DPDK</text:p>
          </table:table-cell>
          <table:table-cell table:number-columns-repeated="5"/>
          <table:table-cell table:style-name="ce2"/>
          <table:table-cell table:number-columns-repeated="13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1">
            <text:p>Expected Calculation</text:p>
          </table:table-cell>
          <table:covered-table-cell/>
          <table:table-cell table:style-name="ce5" office:value-type="string" calcext:value-type="string" table:number-columns-spanned="2" table:number-rows-spanned="1">
            <text:p>From Pktgen Stats</text:p>
          </table:table-cell>
          <table:covered-table-cell/>
          <table:table-cell table:style-name="ce5" office:value-type="string" calcext:value-type="string" table:number-columns-spanned="2" table:number-rows-spanned="1">
            <text:p>Output from flow-filter</text:p>
          </table:table-cell>
          <table:covered-table-cell/>
          <table:table-cell table:style-name="ce5" office:value-type="string" calcext:value-type="string" table:number-columns-spanned="2" table:number-rows-spanned="1">
            <text:p>Diffs</text:p>
          </table:table-cell>
          <table:covered-table-cell/>
          <table:table-cell table:style-name="ce5" office:value-type="string" calcext:value-type="string" table:number-columns-spanned="2" table:number-rows-spanned="1">
            <text:p>Percentage</text:p>
          </table:table-cell>
          <table:covered-table-cell/>
          <table:table-cell/>
          <table:table-cell table:style-name="ce5" office:value-type="string" calcext:value-type="string" table:number-columns-spanned="3" table:number-rows-spanned="1">
            <text:p>Error checking, should all be 0</text:p>
          </table:table-cell>
          <table:covered-table-cell table:number-columns-repeated="2"/>
        </table:table-row>
        <table:table-row table:style-name="ro1">
          <table:table-cell table:style-name="ce1" office:value-type="string" calcext:value-type="string">
            <text:p>Rate (%)</text:p>
          </table:table-cell>
          <table:table-cell office:value-type="string" calcext:value-type="string">
            <text:p>Speed (Mbits/s)</text:p>
          </table:table-cell>
          <table:table-cell office:value-type="string" calcext:value-type="string">
            <text:p>Speed (Gbit/s)</text:p>
          </table:table-cell>
          <table:table-cell table:style-name="ce1" office:value-type="string" calcext:value-type="string">
            <text:p>Size</text:p>
          </table:table-cell>
          <table:table-cell table:style-name="ce1" office:value-type="string" calcext:value-type="string">
            <text:p>Time (s)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Expected Bytes</text:p>
          </table:table-cell>
          <table:table-cell office:value-type="string" calcext:value-type="string">
            <text:p>Expected Pkts</text:p>
          </table:table-cell>
          <table:table-cell table:style-name="ce1" office:value-type="string" calcext:value-type="string">
            <text:p>Output Bytes</text:p>
          </table:table-cell>
          <table:table-cell table:style-name="ce1" office:value-type="string" calcext:value-type="string">
            <text:p>Output Pkts</text:p>
          </table:table-cell>
          <table:table-cell table:style-name="ce1" office:value-type="string" calcext:value-type="string">
            <text:p>Recieved Bytes</text:p>
          </table:table-cell>
          <table:table-cell table:style-name="ce1" office:value-type="string" calcext:value-type="string">
            <text:p>Recieved Pkts</text:p>
          </table:table-cell>
          <table:table-cell office:value-type="string" calcext:value-type="string">
            <text:p>Byte Diff</text:p>
          </table:table-cell>
          <table:table-cell office:value-type="string" calcext:value-type="string">
            <text:p>Pkt Diff</text:p>
          </table:table-cell>
          <table:table-cell office:value-type="string" calcext:value-type="string">
            <text:p>byte loss %</text:p>
          </table:table-cell>
          <table:table-cell office:value-type="string" calcext:value-type="string">
            <text:p>pkt loss %</text:p>
          </table:table-cell>
          <table:table-cell/>
          <table:table-cell office:value-type="string" calcext:value-type="string">
            <text:p>Percent-same</text:p>
          </table:table-cell>
          <table:table-cell table:number-columns-repeated="2" office:value-type="string" calcext:value-type="string">
            <text:p>pktgen error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4]*100" office:value-type="float" office:value="10000" calcext:value-type="float">
            <text:p>10000</text:p>
          </table:table-cell>
          <table:table-cell table:formula="of:=[.B4]/1000" office:value-type="float" office:value="10" calcext:value-type="float">
            <text:p>10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table:formula="of:=CEILING(([.C4]*(10^9)*[.E4]/8)/[.D4])" office:value-type="float" office:value="195312500" calcext:value-type="float">
            <text:p>195312500</text:p>
          </table:table-cell>
          <table:table-cell table:formula="of:=(MIN(MAX([.D4];64); 1518)- 18) *[.F4]" office:value-type="float" office:value="8984375000" calcext:value-type="float">
            <text:p>8984375000</text:p>
          </table:table-cell>
          <table:table-cell table:formula="of:=[.F4]" office:value-type="float" office:value="195312500" calcext:value-type="float">
            <text:p>195312500</text:p>
          </table:table-cell>
          <table:table-cell office:value-type="float" office:value="11718750000" calcext:value-type="float">
            <text:p>11718750000</text:p>
          </table:table-cell>
          <table:table-cell office:value-type="float" office:value="195312500" calcext:value-type="float">
            <text:p>195312500</text:p>
          </table:table-cell>
          <table:table-cell office:value-type="float" office:value="8984257792" calcext:value-type="float">
            <text:p>8984257792</text:p>
          </table:table-cell>
          <table:table-cell office:value-type="float" office:value="195309952" calcext:value-type="float">
            <text:p>195309952</text:p>
          </table:table-cell>
          <table:table-cell table:formula="of:=[.G4]-[.K4]" office:value-type="float" office:value="117208" calcext:value-type="float">
            <text:p>117208</text:p>
          </table:table-cell>
          <table:table-cell table:formula="of:=[.H4]-[.L4]" office:value-type="float" office:value="2548" calcext:value-type="float">
            <text:p>2548</text:p>
          </table:table-cell>
          <table:table-cell table:formula="of:=([.M4]/[.G4])*100" office:value-type="float" office:value="0.001304576" calcext:value-type="float">
            <text:p>0.001304576</text:p>
          </table:table-cell>
          <table:table-cell table:formula="of:=100*([.N4]/[.H4])" office:value-type="float" office:value="0.001304576" calcext:value-type="float">
            <text:p>0.001304576</text:p>
          </table:table-cell>
          <table:table-cell/>
          <table:table-cell table:formula="of:=[.O4]-[.P4]" office:value-type="float" office:value="0" calcext:value-type="float">
            <text:p>0</text:p>
          </table:table-cell>
          <table:table-cell table:formula="of:=[.H4]-[.J4]" office:value-type="float" office:value="0" calcext:value-type="float">
            <text:p>0</text:p>
          </table:table-cell>
          <table:table-cell table:formula="of:=([.I4] - ([.J4]*14))-[.G4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5]*100" office:value-type="float" office:value="10000" calcext:value-type="float">
            <text:p>10000</text:p>
          </table:table-cell>
          <table:table-cell table:formula="of:=[.B5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10" calcext:value-type="float">
            <text:p>10</text:p>
          </table:table-cell>
          <table:table-cell table:formula="of:=CEILING(([.C5]*(10^9)*[.E5]/8)/[.D5])" office:value-type="float" office:value="97656250" calcext:value-type="float">
            <text:p>97656250</text:p>
          </table:table-cell>
          <table:table-cell table:formula="of:=(MIN(MAX([.D5];64); 1518)- 18) *[.F5]" office:value-type="float" office:value="10742187500" calcext:value-type="float">
            <text:p>10742187500</text:p>
          </table:table-cell>
          <table:table-cell table:formula="of:=[.F5]" office:value-type="float" office:value="97656250" calcext:value-type="float">
            <text:p>97656250</text:p>
          </table:table-cell>
          <table:table-cell office:value-type="float" office:value="12109375000" calcext:value-type="float">
            <text:p>12109375000</text:p>
          </table:table-cell>
          <table:table-cell office:value-type="float" office:value="97656250" calcext:value-type="float">
            <text:p>97656250</text:p>
          </table:table-cell>
          <table:table-cell office:value-type="float" office:value="10742187500" calcext:value-type="float">
            <text:p>10742187500</text:p>
          </table:table-cell>
          <table:table-cell office:value-type="float" office:value="97656250" calcext:value-type="float">
            <text:p>97656250</text:p>
          </table:table-cell>
          <table:table-cell table:formula="of:=[.G5]-[.K5]" office:value-type="float" office:value="0" calcext:value-type="float">
            <text:p>0</text:p>
          </table:table-cell>
          <table:table-cell table:formula="of:=[.H5]-[.L5]" office:value-type="float" office:value="0" calcext:value-type="float">
            <text:p>0</text:p>
          </table:table-cell>
          <table:table-cell table:formula="of:=([.M5]/[.G5])*100" office:value-type="float" office:value="0" calcext:value-type="float">
            <text:p>0</text:p>
          </table:table-cell>
          <table:table-cell table:formula="of:=100*([.N5]/[.H5])" office:value-type="float" office:value="0" calcext:value-type="float">
            <text:p>0</text:p>
          </table:table-cell>
          <table:table-cell/>
          <table:table-cell table:formula="of:=[.O5]-[.P5]" office:value-type="float" office:value="0" calcext:value-type="float">
            <text:p>0</text:p>
          </table:table-cell>
          <table:table-cell table:formula="of:=[.H5]-[.J5]" office:value-type="float" office:value="0" calcext:value-type="float">
            <text:p>0</text:p>
          </table:table-cell>
          <table:table-cell table:formula="of:=([.I5] - ([.J5]*14))-[.G5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6]*100" office:value-type="float" office:value="10000" calcext:value-type="float">
            <text:p>10000</text:p>
          </table:table-cell>
          <table:table-cell table:formula="of:=[.B6]/1000" office:value-type="float" office:value="10" calcext:value-type="float">
            <text:p>10</text:p>
          </table:table-cell>
          <table:table-cell office:value-type="float" office:value="256" calcext:value-type="float">
            <text:p>256</text:p>
          </table:table-cell>
          <table:table-cell office:value-type="float" office:value="10" calcext:value-type="float">
            <text:p>10</text:p>
          </table:table-cell>
          <table:table-cell table:formula="of:=CEILING(([.C6]*(10^9)*[.E6]/8)/[.D6])" office:value-type="float" office:value="48828125" calcext:value-type="float">
            <text:p>48828125</text:p>
          </table:table-cell>
          <table:table-cell table:formula="of:=(MIN(MAX([.D6];64); 1518)- 18) *[.F6]" office:value-type="float" office:value="11621093750" calcext:value-type="float">
            <text:p>11621093750</text:p>
          </table:table-cell>
          <table:table-cell table:formula="of:=[.F6]" office:value-type="float" office:value="48828125" calcext:value-type="float">
            <text:p>48828125</text:p>
          </table:table-cell>
          <table:table-cell office:value-type="float" office:value="12304687500" calcext:value-type="float">
            <text:p>12304687500</text:p>
          </table:table-cell>
          <table:table-cell office:value-type="float" office:value="48828125" calcext:value-type="float">
            <text:p>48828125</text:p>
          </table:table-cell>
          <table:table-cell office:value-type="float" office:value="11621093750" calcext:value-type="float">
            <text:p>11621093750</text:p>
          </table:table-cell>
          <table:table-cell office:value-type="float" office:value="48828125" calcext:value-type="float">
            <text:p>48828125</text:p>
          </table:table-cell>
          <table:table-cell table:formula="of:=[.G6]-[.K6]" office:value-type="float" office:value="0" calcext:value-type="float">
            <text:p>0</text:p>
          </table:table-cell>
          <table:table-cell table:formula="of:=[.H6]-[.L6]" office:value-type="float" office:value="0" calcext:value-type="float">
            <text:p>0</text:p>
          </table:table-cell>
          <table:table-cell table:formula="of:=([.M6]/[.G6])*100" office:value-type="float" office:value="0" calcext:value-type="float">
            <text:p>0</text:p>
          </table:table-cell>
          <table:table-cell table:formula="of:=100*([.N6]/[.H6])" office:value-type="float" office:value="0" calcext:value-type="float">
            <text:p>0</text:p>
          </table:table-cell>
          <table:table-cell/>
          <table:table-cell table:formula="of:=[.O6]-[.P6]" office:value-type="float" office:value="0" calcext:value-type="float">
            <text:p>0</text:p>
          </table:table-cell>
          <table:table-cell table:formula="of:=[.H6]-[.J6]" office:value-type="float" office:value="0" calcext:value-type="float">
            <text:p>0</text:p>
          </table:table-cell>
          <table:table-cell table:formula="of:=([.I6] - ([.J6]*14))-[.G6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7]*100" office:value-type="float" office:value="10000" calcext:value-type="float">
            <text:p>10000</text:p>
          </table:table-cell>
          <table:table-cell table:formula="of:=[.B7]/1000"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float" office:value="10" calcext:value-type="float">
            <text:p>10</text:p>
          </table:table-cell>
          <table:table-cell table:formula="of:=CEILING(([.C7]*(10^9)*[.E7]/8)/[.D7])" office:value-type="float" office:value="24414063" calcext:value-type="float">
            <text:p>24414063</text:p>
          </table:table-cell>
          <table:table-cell table:formula="of:=(MIN(MAX([.D7];64); 1518)- 18) *[.F7]" office:value-type="float" office:value="12060547122" calcext:value-type="float">
            <text:p>12060547122</text:p>
          </table:table-cell>
          <table:table-cell table:formula="of:=[.F7]" office:value-type="float" office:value="24414063" calcext:value-type="float">
            <text:p>24414063</text:p>
          </table:table-cell>
          <table:table-cell office:value-type="float" office:value="12402344004" calcext:value-type="float">
            <text:p>12402344004</text:p>
          </table:table-cell>
          <table:table-cell office:value-type="float" office:value="24414063" calcext:value-type="float">
            <text:p>24414063</text:p>
          </table:table-cell>
          <table:table-cell office:value-type="float" office:value="12060547122" calcext:value-type="float">
            <text:p>12060547122</text:p>
          </table:table-cell>
          <table:table-cell office:value-type="float" office:value="24414063" calcext:value-type="float">
            <text:p>24414063</text:p>
          </table:table-cell>
          <table:table-cell table:formula="of:=[.G7]-[.K7]" office:value-type="float" office:value="0" calcext:value-type="float">
            <text:p>0</text:p>
          </table:table-cell>
          <table:table-cell table:formula="of:=[.H7]-[.L7]" office:value-type="float" office:value="0" calcext:value-type="float">
            <text:p>0</text:p>
          </table:table-cell>
          <table:table-cell table:formula="of:=([.M7]/[.G7])*100" office:value-type="float" office:value="0" calcext:value-type="float">
            <text:p>0</text:p>
          </table:table-cell>
          <table:table-cell table:formula="of:=100*([.N7]/[.H7])" office:value-type="float" office:value="0" calcext:value-type="float">
            <text:p>0</text:p>
          </table:table-cell>
          <table:table-cell/>
          <table:table-cell table:formula="of:=[.O7]-[.P7]" office:value-type="float" office:value="0" calcext:value-type="float">
            <text:p>0</text:p>
          </table:table-cell>
          <table:table-cell table:formula="of:=[.H7]-[.J7]" office:value-type="float" office:value="0" calcext:value-type="float">
            <text:p>0</text:p>
          </table:table-cell>
          <table:table-cell table:formula="of:=([.I7] - ([.J7]*14))-[.G7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8]*100" office:value-type="float" office:value="10000" calcext:value-type="float">
            <text:p>10000</text:p>
          </table:table-cell>
          <table:table-cell table:formula="of:=[.B8]/1000" office:value-type="float" office:value="10" calcext:value-type="float">
            <text:p>10</text:p>
          </table:table-cell>
          <table:table-cell office:value-type="float" office:value="1024" calcext:value-type="float">
            <text:p>1024</text:p>
          </table:table-cell>
          <table:table-cell office:value-type="float" office:value="10" calcext:value-type="float">
            <text:p>10</text:p>
          </table:table-cell>
          <table:table-cell table:formula="of:=CEILING(([.C8]*(10^9)*[.E8]/8)/[.D8])" office:value-type="float" office:value="12207032" calcext:value-type="float">
            <text:p>12207032</text:p>
          </table:table-cell>
          <table:table-cell table:formula="of:=(MIN(MAX([.D8];64); 1518)- 18) *[.F8]" office:value-type="float" office:value="12280274192" calcext:value-type="float">
            <text:p>12280274192</text:p>
          </table:table-cell>
          <table:table-cell table:formula="of:=[.F8]" office:value-type="float" office:value="12207032" calcext:value-type="float">
            <text:p>12207032</text:p>
          </table:table-cell>
          <table:table-cell office:value-type="float" office:value="12451172640" calcext:value-type="float">
            <text:p>12451172640</text:p>
          </table:table-cell>
          <table:table-cell office:value-type="float" office:value="12207032" calcext:value-type="float">
            <text:p>12207032</text:p>
          </table:table-cell>
          <table:table-cell office:value-type="float" office:value="12280274192" calcext:value-type="float">
            <text:p>12280274192</text:p>
          </table:table-cell>
          <table:table-cell office:value-type="float" office:value="12207032" calcext:value-type="float">
            <text:p>12207032</text:p>
          </table:table-cell>
          <table:table-cell table:formula="of:=[.G8]-[.K8]" office:value-type="float" office:value="0" calcext:value-type="float">
            <text:p>0</text:p>
          </table:table-cell>
          <table:table-cell table:formula="of:=[.H8]-[.L8]" office:value-type="float" office:value="0" calcext:value-type="float">
            <text:p>0</text:p>
          </table:table-cell>
          <table:table-cell table:formula="of:=([.M8]/[.G8])*100" office:value-type="float" office:value="0" calcext:value-type="float">
            <text:p>0</text:p>
          </table:table-cell>
          <table:table-cell table:formula="of:=100*([.N8]/[.H8])" office:value-type="float" office:value="0" calcext:value-type="float">
            <text:p>0</text:p>
          </table:table-cell>
          <table:table-cell/>
          <table:table-cell table:formula="of:=[.O8]-[.P8]" office:value-type="float" office:value="0" calcext:value-type="float">
            <text:p>0</text:p>
          </table:table-cell>
          <table:table-cell table:formula="of:=[.H8]-[.J8]" office:value-type="float" office:value="0" calcext:value-type="float">
            <text:p>0</text:p>
          </table:table-cell>
          <table:table-cell table:formula="of:=([.I8] - ([.J8]*14))-[.G8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9]*100" office:value-type="float" office:value="10000" calcext:value-type="float">
            <text:p>10000</text:p>
          </table:table-cell>
          <table:table-cell table:formula="of:=[.B9]/1000" office:value-type="float" office:value="10" calcext:value-type="float">
            <text:p>10</text:p>
          </table:table-cell>
          <table:table-cell office:value-type="float" office:value="1518" calcext:value-type="float">
            <text:p>1518</text:p>
          </table:table-cell>
          <table:table-cell office:value-type="float" office:value="10" calcext:value-type="float">
            <text:p>10</text:p>
          </table:table-cell>
          <table:table-cell table:formula="of:=CEILING(([.C9]*(10^9)*[.E9]/8)/[.D9])" office:value-type="float" office:value="8234520" calcext:value-type="float">
            <text:p>8234520</text:p>
          </table:table-cell>
          <table:table-cell table:formula="of:=(MIN(MAX([.D9];64); 1518)- 18) *[.F9]" office:value-type="float" office:value="12351780000" calcext:value-type="float">
            <text:p>12351780000</text:p>
          </table:table-cell>
          <table:table-cell table:formula="of:=[.F9]" office:value-type="float" office:value="8234520" calcext:value-type="float">
            <text:p>8234520</text:p>
          </table:table-cell>
          <table:table-cell office:value-type="float" office:value="12467063280" calcext:value-type="float">
            <text:p>12467063280</text:p>
          </table:table-cell>
          <table:table-cell office:value-type="float" office:value="8234520" calcext:value-type="float">
            <text:p>8234520</text:p>
          </table:table-cell>
          <table:table-cell office:value-type="float" office:value="12351780000" calcext:value-type="float">
            <text:p>12351780000</text:p>
          </table:table-cell>
          <table:table-cell office:value-type="float" office:value="8234520" calcext:value-type="float">
            <text:p>8234520</text:p>
          </table:table-cell>
          <table:table-cell table:formula="of:=[.G9]-[.K9]" office:value-type="float" office:value="0" calcext:value-type="float">
            <text:p>0</text:p>
          </table:table-cell>
          <table:table-cell table:formula="of:=[.H9]-[.L9]" office:value-type="float" office:value="0" calcext:value-type="float">
            <text:p>0</text:p>
          </table:table-cell>
          <table:table-cell table:formula="of:=([.M9]/[.G9])*100" office:value-type="float" office:value="0" calcext:value-type="float">
            <text:p>0</text:p>
          </table:table-cell>
          <table:table-cell table:formula="of:=100*([.N9]/[.H9])" office:value-type="float" office:value="0" calcext:value-type="float">
            <text:p>0</text:p>
          </table:table-cell>
          <table:table-cell/>
          <table:table-cell table:formula="of:=[.O9]-[.P9]" office:value-type="float" office:value="0" calcext:value-type="float">
            <text:p>0</text:p>
          </table:table-cell>
          <table:table-cell table:formula="of:=[.H9]-[.J9]" office:value-type="float" office:value="0" calcext:value-type="float">
            <text:p>0</text:p>
          </table:table-cell>
          <table:table-cell table:formula="of:=([.I9] - ([.J9]*14))-[.G9]" office:value-type="float" office:value="0" calcext:value-type="float">
            <text:p>0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00" calcext:value-type="float">
            <text:p>100</text:p>
          </table:table-cell>
          <table:table-cell table:formula="of:=[.A11]*100" office:value-type="float" office:value="10000" calcext:value-type="float">
            <text:p>10000</text:p>
          </table:table-cell>
          <table:table-cell table:formula="of:=[.B11]/1000" office:value-type="float" office:value="10" calcext:value-type="float">
            <text:p>10</text:p>
          </table:table-cell>
          <table:table-cell office:value-type="float" office:value="128" calcext:value-type="float">
            <text:p>128</text:p>
          </table:table-cell>
          <table:table-cell office:value-type="float" office:value="60" calcext:value-type="float">
            <text:p>60</text:p>
          </table:table-cell>
          <table:table-cell table:formula="of:=CEILING(([.C11]*(10^9)*[.E11]/8)/[.D11])" office:value-type="float" office:value="585937500" calcext:value-type="float">
            <text:p>585937500</text:p>
          </table:table-cell>
          <table:table-cell table:formula="of:=(MIN(MAX([.D11];64); 1518)- 18) *[.F11]" office:value-type="float" office:value="64453125000" calcext:value-type="float">
            <text:p>64453125000</text:p>
          </table:table-cell>
          <table:table-cell table:formula="of:=[.F11]" office:value-type="float" office:value="585937500" calcext:value-type="float">
            <text:p>585937500</text:p>
          </table:table-cell>
          <table:table-cell office:value-type="float" office:value="72656250000" calcext:value-type="float">
            <text:p>72656250000</text:p>
          </table:table-cell>
          <table:table-cell office:value-type="float" office:value="585937500" calcext:value-type="float">
            <text:p>585937500</text:p>
          </table:table-cell>
          <table:table-cell office:value-type="float" office:value="64453125000" calcext:value-type="float">
            <text:p>64453125000</text:p>
          </table:table-cell>
          <table:table-cell office:value-type="float" office:value="585937500" calcext:value-type="float">
            <text:p>585937500</text:p>
          </table:table-cell>
          <table:table-cell table:formula="of:=[.G11]-[.K11]" office:value-type="float" office:value="0" calcext:value-type="float">
            <text:p>0</text:p>
          </table:table-cell>
          <table:table-cell table:formula="of:=[.H11]-[.L11]" office:value-type="float" office:value="0" calcext:value-type="float">
            <text:p>0</text:p>
          </table:table-cell>
          <table:table-cell table:formula="of:=([.M11]/[.G11])*100" office:value-type="float" office:value="0" calcext:value-type="float">
            <text:p>0</text:p>
          </table:table-cell>
          <table:table-cell table:formula="of:=100*([.N11]/[.H11])" office:value-type="float" office:value="0" calcext:value-type="float">
            <text:p>0</text:p>
          </table:table-cell>
          <table:table-cell/>
          <table:table-cell table:formula="of:=[.O11]-[.P11]" office:value-type="float" office:value="0" calcext:value-type="float">
            <text:p>0</text:p>
          </table:table-cell>
          <table:table-cell table:formula="of:=[.H11]-[.J11]" office:value-type="float" office:value="0" calcext:value-type="float">
            <text:p>0</text:p>
          </table:table-cell>
          <table:table-cell table:formula="of:=([.I11] - ([.J11]*14))-[.G11]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2">00/00/0000</text:date>, <text:time style:data-style-name="N2" text:time-value="22:07:47.99882855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2T19:04:08.672476507</meta:creation-date>
    <dc:date>2020-03-12T23:01:09.571270607</dc:date>
    <meta:editing-duration>PT25M45S</meta:editing-duration>
    <meta:editing-cycles>2</meta:editing-cycles>
    <meta:generator>LibreOffice/6.0.7.3$Linux_X86_64 LibreOffice_project/00m0$Build-3</meta:generator>
    <meta:document-statistic meta:table-count="1" meta:cell-count="159" meta:object-count="0"/>
  </office:meta>
</office:document-meta>
</file>